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4166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416600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Z2 - :33 &lt; *a furrocious and concerned moirail suddenly appurrches out of some wild shrubberies!!!*</text:p>
      <text:p text:style-name="P1">:33 &lt; aww :((</text:p>
      <text:p text:style-name="P1">:33 &lt; we can always curl up in the pile again to talk about f33lings :33</text:p>
      <text:p text:style-name="P1">:33 &lt; ummmmmmmmmmmmmmm</text:p>
      <text:p text:style-name="P1">:33 &lt; h33h33h33h33!</text:p>
      <text:p text:style-name="P1">:33 &lt; b100 b100 b100 b100 b100 b100</text:p>
      <text:p text:style-name="P1">:33 &lt; i just love how you say that word!</text:p>
      <text:p text:style-name="P1">EZ3 - :33 &lt; you mean about gamz33? h33h33!</text:p>
      <text:p text:style-name="P1">:33 &lt; im still not sure if i can believe it!</text:p>
      <text:p text:style-name="P1">:33 &lt; behoovioral? :??</text:p>
      <text:p text:style-name="P1">:33 &lt; *snort* X33</text:p>
      <text:p text:style-name="P1">:33 &lt; udder?</text:p>
      <text:p text:style-name="P1">:33 &lt; oh! thats so sw33t equius, you know i will always be ready to tacklepounce you when you start getting especially furrious :33</text:p>
      <text:p text:style-name="P1">:33 &lt; h33, did you mean st33r in the livestock sense?</text:p>
      <text:p text:style-name="P1">:33 &lt; well, if youre refurring to vwiskers, i was already plenty scared of her!</text:p>
      <text:p text:style-name="P1">:33 &lt; and if you are talking about mr ampurra, he has always given me the cr33ps anyway! so there is nothing to fret over</text:p>
      <text:p text:style-name="P1">:33 &lt; hide? where? :oo</text:p>
      <text:p text:style-name="P1">:33 &lt; gait? you meant gate? what gate?</text:p>
      <text:p text:style-name="P1">:33 &lt; what are you STALKING about!!!</text:p>
      <text:p text:style-name="P1">:33 &lt; oh!</text:p>
      <text:p text:style-name="P1">:33 &lt; kay! :33 &lt;33</text:p>
      <text:p text:style-name="P1">EZ4 - :33 &lt; sure!</text:p>
      <text:p text:style-name="P1">:33&lt; but there are lots of nuts on the loose out there, so dont stick your neck out and take any big frisks!</text:p>
      <text:p text:style-name="P1"><text:soft-page-break/>:33 &lt; what?</text:p>
      <text:p text:style-name="P1">:33 &lt; ...</text:p>
      <text:p text:style-name="P1">:33 &lt; well ok, goodbye!</text:p>
      <text:p text:style-name="P1">:33 &lt; but you had better believe i will s33 you again soon, equius!</text:p>
      <text:p text:style-name="P1">EZ5 - :33 &lt; *nepeta sh33pishly looks at her shoe with a question on her purrsed lips*</text:p>
      <text:p text:style-name="P1">:33 &lt; but so many of our friends have died, and it just makes me so sad to think about!</text:p>
      <text:p text:style-name="P1">:33 &lt; i dont think we have even scratched the surface of our f33lings yet, and our f33lings in this case are a very tall and inviting carpeted post to sink our claws into!</text:p>
      <text:p text:style-name="P1">:33 &lt; i KNOW, i was speaking metafurrikitty :33</text:p>
      <text:p text:style-name="P1">:33 &lt; besides, i know for a FACT that you are still f33ling b100 (h33h33) from losing aradia</text:p>
      <text:p text:style-name="P1">:33 &lt; i did not mention, but i think i should...</text:p>
      <text:p text:style-name="P1">:33 &lt; it may puurk you up to know that i had a dream about her during my last catnap!</text:p>
      <text:p text:style-name="P1">:33 &lt; yes, she had these purrty wings and a splendid hood, i think she might have b33n cosplaying much like friska has b33n!</text:p>
      <text:p text:style-name="P1">:33 &lt; she was so happy, just like she used to be, and she said she would s33 you soon!</text:p>
      <text:p text:style-name="P1">:33 &lt; equius?</text:p>
      <text:p text:style-name="P1">:33 &lt; are those f33lings i am detecting with my wiggly whiskery nose?</text:p>
      <text:p text:style-name="P1">:33 &lt; then we must take this to the pile, scratching-posthaste!!! ;33</text:p>
      <text:p text:style-name="P1">EZ6 - :33 &lt; D --&gt; *STRONG EQUIUS NO LIKE HISS-POOR ATTEMPT AT ROLEPLAY, ALSO DISAPPROVES OF MISSED OPPURTUNITY TO SPELL AMUSEMENT AS AMEWSMENT*</text:p>
      <text:p text:style-name="P1">:33 &lt; D --&gt; *EQUIUS COMMAND STRONG MEOWSCULAR CAT GIRL TO GET INTO ROLE BETTER* B33</text:p>
      <text:p text:style-name="P1"><text:soft-page-break/>:33 &lt; D --&gt; *HE COMMANDS IT!!!!!!!!*</text:p>
      <text:p text:style-name="P1">:33 &lt; D --&gt; *RAWR, HULKING BRUTE NO OBEY COMMAND, TOO STRONG FOR TOUCHY CUDDLY STUFF PURR USUAL!* BPP</text:p>
      <text:p text:style-name="P1">:33 &lt; :\\</text:p>
      <text:p text:style-name="P1">:33 &lt; equius, dammit! why do you always have to make this so cerebral!</text:p>
      <text:p text:style-name="P1">:33 &lt; sorry :((</text:p>
      <text:p text:style-name="P1">:33 &lt; well you dont always have to announce who you are purrtending to be in every line! and you dont always have to point out that its just purrtend!</text:p>
      <text:p text:style-name="P1">:33 &lt; in fact, that is sort of an RPing no no</text:p>
      <text:p text:style-name="P1">:33 &lt; oh i dunno, just by having fun and having a sense of humor about it and such! and not sneaking in sneaky sneakret little barbs of disdain for the exercise, i am not dumb you know, i catch those like scared little scurrying rodents!</text:p>
      <text:p text:style-name="P1">:33 &lt; yes yes, ok youre right. that was really great!</text:p>
      <text:p text:style-name="P1">:33 &lt; do more of that. ok ready? go!</text:p>
      <text:p text:style-name="P1">:33 &lt; errrrrrrrg! fiiiiine, we can stop</text:p>
      <text:p text:style-name="P1">:33 &lt; here, take your gross stinky glasses back, SWEATQUIUS</text:p>
      <text:p text:style-name="P1">:33 &lt; umm</text:p>
      <text:p text:style-name="P1">:33 &lt; yeah</text:p>
      <text:p text:style-name="P1">:33 &lt; why dont</text:p>
      <text:p text:style-name="P1">:33 &lt; you hang on to that</text:p>
      <text:p text:style-name="P1">:33 &lt; forever!</text:p>
      <text:p text:style-name="P1">:33 &lt; it is my purrsent to you</text:p>
      <text:p text:style-name="P1">:33 &lt; dont mention it! &lt;33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61" meta:word-count="699" meta:character-count="3361"/>
    <meta:generator>OpenOffice/4.1.2$Win32 OpenOffice.org_project/412m3$Build-9782</meta:generator>
  </office:meta>
</office:document-meta>
</file>